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5">
      <style:table-cell-properties fo:border="0.06pt solid #000000"/>
    </style:style>
    <style:style style:name="ce9" style:family="table-cell" style:parent-style-name="Default">
      <style:text-properties style:font-name="Arial" style:font-name-asian="SimSun" style:font-name-complex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" table:number-rows-spanned="3">
            <text:p>PS</text:p>
          </table:table-cell>
          <table:table-cell table:style-name="ce1" office:value-type="string" calcext:value-type="string" table:number-columns-spanned="1" table:number-rows-spanned="3">
            <text:p>GA</text:p>
          </table:table-cell>
          <table:table-cell table:style-name="ce1" office:value-type="string" calcext:value-type="string" table:number-columns-spanned="4" table:number-rows-spanned="1">
            <text:p>FCP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VCP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we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</text:p>
          </table:table-cell>
          <table:covered-table-cell table:style-name="ce1"/>
          <table:table-cell table:style-name="ce1" table:number-columns-repeated="1013"/>
        </table:table-row>
        <table:table-row table:style-name="ro2">
          <table:table-cell table:style-name="ce1"/>
          <table:covered-table-cell table:number-columns-repeated="2"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lloca_test</text:p>
          </table:table-cell>
          <table:table-cell table:style-name="ce6" office:value-type="float" office:value="6.078" calcext:value-type="float">
            <text:p>6,078</text:p>
          </table:table-cell>
          <table:table-cell office:value-type="float" office:value="4.962" calcext:value-type="float">
            <text:p>4,962</text:p>
          </table:table-cell>
          <table:table-cell office:value-type="float" office:value="1.3053" calcext:value-type="float">
            <text:p>1,3053</text:p>
          </table:table-cell>
          <table:table-cell table:style-name="ce9" office:value-type="float" office:value="4.0414" calcext:value-type="float">
            <text:p>4,0414</text:p>
          </table:table-cell>
          <table:table-cell table:style-name="ce9" office:value-type="float" office:value="0.0048" calcext:value-type="float">
            <text:p>0,0048</text:p>
          </table:table-cell>
          <table:table-cell table:style-name="ce9" office:value-type="float" office:value="0.0177" calcext:value-type="float">
            <text:p>0,0177</text:p>
          </table:table-cell>
          <table:table-cell office:value-type="float" office:value="1.3082" calcext:value-type="float">
            <text:p>1,3082</text:p>
          </table:table-cell>
          <table:table-cell table:style-name="ce9" office:value-type="float" office:value="3.7313" calcext:value-type="float">
            <text:p>3,7313</text:p>
          </table:table-cell>
          <table:table-cell table:style-name="ce9" office:value-type="float" office:value="0.0047" calcext:value-type="float">
            <text:p>0,0047</text:p>
          </table:table-cell>
          <table:table-cell office:value-type="float" office:value="0.0195" calcext:value-type="float">
            <text:p>0,01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mm</text:p>
          </table:table-cell>
          <table:table-cell table:number-columns-repeated="3"/>
          <table:table-cell table:style-name="ce9" table:number-columns-repeated="2"/>
          <table:table-cell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fir_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4.9620 <text:s text:c="3"/>6.0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dX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dY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s</text:p>
          </table:table-cell>
          <table:table-cell table:formula="of:=[.B14]*[.B15]" office:value-type="float" office:value="100" calcext:value-type="float">
            <text:p>100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Avg Points per Die</text:p>
          </table:table-cell>
          <table:table-cell table:formula="of:=[.B13]/[.B16]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Max Error</text:p>
          </table:table-cell>
          <table:table-cell table:formula="of:=(([.B16]-1)*[.B17]+1*ABS([.B17]-[.B13]))/[.B16]" office:value-type="float" office:value="11.88" calcext:value-type="float">
            <text:p>11,88</text:p>
          </table:table-cell>
          <table:table-cell/>
          <table:table-cell>
            <draw:frame table:end-cell-address="Foglio1.K40" table:end-x="0.819cm" table:end-y="0.388cm" draw:z-index="0" draw:style-name="gr1" draw:text-style-name="P1" svg:width="16.039cm" svg:height="9.224cm" svg:x="0.648cm" svg:y="0.201cm">
              <draw:object draw:notify-on-update-of-ranges="Foglio1.A21:Foglio1.A28 Foglio1.B20:Foglio1.B20 Foglio1.B21:Foglio1.B28 Foglio1.C20:Foglio1.C20 Foglio1.C21:Foglio1.C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style-name="ce4" table:formula="of:=[.B1]" office:value-type="string" office:string-value="PS" calcext:value-type="string">
            <text:p>PS</text:p>
          </table:table-cell>
          <table:table-cell table:style-name="ce4" table:formula="of:=[.C1]" office:value-type="string" office:string-value="GA" calcext:value-type="string">
            <text:p>GA</text:p>
          </table:table-cell>
          <table:table-cell table:style-name="ce1" table:number-columns-repeated="1021"/>
        </table:table-row>
        <table:table-row table:style-name="ro2">
          <table:table-cell table:style-name="ce5" table:formula="of:=[.A4]" office:value-type="string" office:string-value="alloca_test" calcext:value-type="string">
            <text:p>alloca_test</text:p>
          </table:table-cell>
          <table:table-cell table:style-name="ce7" table:formula="of:=[.B4]/[.$B$18]" office:value-type="float" office:value="0.511616161616162" calcext:value-type="float">
            <text:p>0,5116161616</text:p>
          </table:table-cell>
          <table:table-cell table:style-name="ce7" table:formula="of:=[.C4]/[.$B$18]" office:value-type="float" office:value="0.417676767676768" calcext:value-type="float">
            <text:p>0,4176767677</text:p>
          </table:table-cell>
          <table:table-cell table:number-columns-repeated="1021"/>
        </table:table-row>
        <table:table-row table:style-name="ro2">
          <table:table-cell table:style-name="ce5" table:formula="of:=[.A5]" office:value-type="string" office:string-value="bmm" calcext:value-type="string">
            <text:p>bmm</text:p>
          </table:table-cell>
          <table:table-cell table:style-name="ce7" table:formula="of:=[.B5]/[.$B$18]" office:value-type="float" office:value="0" calcext:value-type="float">
            <text:p>0</text:p>
          </table:table-cell>
          <table:table-cell table:style-name="ce7" table:formula="of:=[.C5]/[.$B$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table:formula="of:=[.A6]" office:value-type="string" office:string-value="fir_int" calcext:value-type="string">
            <text:p>fir_int</text:p>
          </table:table-cell>
          <table:table-cell table:style-name="ce7" table:formula="of:=[.B6]/[.$B$18]" office:value-type="float" office:value="0" calcext:value-type="float">
            <text:p>0</text:p>
          </table:table-cell>
          <table:table-cell table:style-name="ce7" table:formula="of:=[.C6]/[.$B$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table:formula="of:=[.A7]" office:value-type="string" office:string-value="mm" calcext:value-type="string">
            <text:p>mm</text:p>
          </table:table-cell>
          <table:table-cell table:style-name="ce7" table:formula="of:=[.B7]/[.$B$18]" office:value-type="float" office:value="0" calcext:value-type="float">
            <text:p>0</text:p>
          </table:table-cell>
          <table:table-cell table:style-name="ce7" table:formula="of:=[.C7]/[.$B$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table:formula="of:=[.A8]" office:value-type="string" office:string-value="sha" calcext:value-type="string">
            <text:p>sha</text:p>
          </table:table-cell>
          <table:table-cell table:style-name="ce7" table:formula="of:=[.B8]/[.$B$18]" office:value-type="float" office:value="0" calcext:value-type="float">
            <text:p>0</text:p>
          </table:table-cell>
          <table:table-cell table:style-name="ce7" table:formula="of:=[.C8]/[.$B$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table:formula="of:=[.A9]" office:value-type="string" office:string-value="wave" calcext:value-type="string">
            <text:p>wave</text:p>
          </table:table-cell>
          <table:table-cell table:style-name="ce7" table:formula="of:=[.B9]/[.$B$18]" office:value-type="float" office:value="0" calcext:value-type="float">
            <text:p>0</text:p>
          </table:table-cell>
          <table:table-cell table:style-name="ce7" table:formula="of:=[.C9]/[.$B$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7" table:formula="of:=AVERAGE([.B21:.B26])" office:value-type="float" office:value="0.0852693602693603" calcext:value-type="float">
            <text:p>0,0852693603</text:p>
          </table:table-cell>
          <table:table-cell table:style-name="ce7" table:formula="of:=AVERAGE([.C21:.C26])" office:value-type="float" office:value="0.0696127946127946" calcext:value-type="float">
            <text:p>0,069612794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([.B28]-[.C28])/[.B28]" office:value-type="float" office:value="0.183613030602172" calcext:value-type="float">
            <text:p>0,1836130306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62" table:end-x="1.476cm" table:end-y="0.141cm" draw:z-index="1" draw:style-name="gr1" draw:text-style-name="P1" svg:width="16.031cm" svg:height="9.223cm" svg:x="1.312cm" svg:y="-0.079cm">
              <draw:object draw:notify-on-update-of-ranges="Foglio1.A43:Foglio1.A50 Foglio1.B42:Foglio1.B42 Foglio1.B43:Foglio1.B50 Foglio1.C42:Foglio1.C42 Foglio1.C43:Foglio1.C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 table:number-columns-spanned="2" table:number-rows-spanned="1">
            <text:p>Power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Execution Time</text:p>
          </table:table-cell>
          <table:covered-table-cell table:style-name="ce4"/>
          <table:table-cell table:style-name="ce1" table:number-columns-repeated="1019"/>
        </table:table-row>
        <table:table-row table:style-name="ro2">
          <table:table-cell table:style-name="ce4"/>
          <table:table-cell table:style-name="ce4" office:value-type="string" calcext:value-type="string">
            <text:p>FCP</text:p>
          </table:table-cell>
          <table:table-cell table:style-name="ce4" office:value-type="string" calcext:value-type="string">
            <text:p>VCP</text:p>
          </table:table-cell>
          <table:table-cell table:style-name="ce4" office:value-type="string" calcext:value-type="string">
            <text:p>FCP</text:p>
          </table:table-cell>
          <table:table-cell table:style-name="ce4" office:value-type="string" calcext:value-type="string">
            <text:p>VCP</text:p>
          </table:table-cell>
          <table:table-cell table:style-name="ce1" table:number-columns-repeated="1019"/>
        </table:table-row>
        <table:table-row table:style-name="ro2">
          <table:table-cell table:style-name="ce5" table:formula="of:=[.A21]" office:value-type="string" office:string-value="alloca_test" calcext:value-type="string">
            <text:p>alloca_test</text:p>
          </table:table-cell>
          <table:table-cell table:style-name="ce8" table:formula="of:=[.E4]/[.D4]" office:value-type="float" office:value="3.09614647973646" calcext:value-type="float">
            <text:p>3,1</text:p>
          </table:table-cell>
          <table:table-cell table:style-name="ce8" table:formula="of:=[.I4]/[.H4]" office:value-type="float" office:value="2.85223971869745" calcext:value-type="float">
            <text:p>2,9</text:p>
          </table:table-cell>
          <table:table-cell table:style-name="ce8" table:formula="of:=[.G4]/[.F4]" office:value-type="float" office:value="3.6875" calcext:value-type="float">
            <text:p>3,7</text:p>
          </table:table-cell>
          <table:table-cell table:style-name="ce8" table:formula="of:=[.K4]/[.J4]" office:value-type="float" office:value="4.14893617021277" calcext:value-type="float">
            <text:p>4,1</text:p>
          </table:table-cell>
          <table:table-cell table:number-columns-repeated="1019"/>
        </table:table-row>
        <table:table-row table:style-name="ro2">
          <table:table-cell table:style-name="ce5" table:formula="of:=[.A22]" office:value-type="string" office:string-value="bmm" calcext:value-type="string">
            <text:p>bmm</text:p>
          </table:table-cell>
          <table:table-cell table:style-name="ce8" table:formula="of:=[.E5]/[.D5]" office:value-type="string" office:string-value="#DIV/0!" calcext:value-type="error">
            <text:p>#DIV/0!</text:p>
          </table:table-cell>
          <table:table-cell table:style-name="ce8" table:formula="of:=[.I5]/[.H5]" office:value-type="string" office:string-value="#DIV/0!" calcext:value-type="error">
            <text:p>#DIV/0!</text:p>
          </table:table-cell>
          <table:table-cell table:style-name="ce8" table:formula="of:=[.G5]/[.F5]" office:value-type="string" office:string-value="#DIV/0!" calcext:value-type="error">
            <text:p>#DIV/0!</text:p>
          </table:table-cell>
          <table:table-cell table:style-name="ce8" table:formula="of:=[.K5]/[.J5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5" table:formula="of:=[.A23]" office:value-type="string" office:string-value="fir_int" calcext:value-type="string">
            <text:p>fir_int</text:p>
          </table:table-cell>
          <table:table-cell table:style-name="ce8" table:formula="of:=[.E6]/[.D6]" office:value-type="string" office:string-value="#DIV/0!" calcext:value-type="error">
            <text:p>#DIV/0!</text:p>
          </table:table-cell>
          <table:table-cell table:style-name="ce8" table:formula="of:=[.I6]/[.H6]" office:value-type="string" office:string-value="#DIV/0!" calcext:value-type="error">
            <text:p>#DIV/0!</text:p>
          </table:table-cell>
          <table:table-cell table:style-name="ce8" table:formula="of:=[.G6]/[.F6]" office:value-type="string" office:string-value="#DIV/0!" calcext:value-type="error">
            <text:p>#DIV/0!</text:p>
          </table:table-cell>
          <table:table-cell table:style-name="ce8" table:formula="of:=[.K6]/[.J6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5" table:formula="of:=[.A24]" office:value-type="string" office:string-value="mm" calcext:value-type="string">
            <text:p>mm</text:p>
          </table:table-cell>
          <table:table-cell table:style-name="ce8" table:formula="of:=[.E7]/[.D7]" office:value-type="string" office:string-value="#DIV/0!" calcext:value-type="error">
            <text:p>#DIV/0!</text:p>
          </table:table-cell>
          <table:table-cell table:style-name="ce8" table:formula="of:=[.I7]/[.H7]" office:value-type="string" office:string-value="#DIV/0!" calcext:value-type="error">
            <text:p>#DIV/0!</text:p>
          </table:table-cell>
          <table:table-cell table:style-name="ce8" table:formula="of:=[.G7]/[.F7]" office:value-type="string" office:string-value="#DIV/0!" calcext:value-type="error">
            <text:p>#DIV/0!</text:p>
          </table:table-cell>
          <table:table-cell table:style-name="ce8" table:formula="of:=[.K7]/[.J7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5" table:formula="of:=[.A25]" office:value-type="string" office:string-value="sha" calcext:value-type="string">
            <text:p>sha</text:p>
          </table:table-cell>
          <table:table-cell table:style-name="ce8" table:formula="of:=[.E8]/[.D8]" office:value-type="string" office:string-value="#DIV/0!" calcext:value-type="error">
            <text:p>#DIV/0!</text:p>
          </table:table-cell>
          <table:table-cell table:style-name="ce8" table:formula="of:=[.I8]/[.H8]" office:value-type="string" office:string-value="#DIV/0!" calcext:value-type="error">
            <text:p>#DIV/0!</text:p>
          </table:table-cell>
          <table:table-cell table:style-name="ce8" table:formula="of:=[.G8]/[.F8]" office:value-type="string" office:string-value="#DIV/0!" calcext:value-type="error">
            <text:p>#DIV/0!</text:p>
          </table:table-cell>
          <table:table-cell table:style-name="ce8" table:formula="of:=[.K8]/[.J8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5" table:formula="of:=[.A26]" office:value-type="string" office:string-value="wave" calcext:value-type="string">
            <text:p>wave</text:p>
          </table:table-cell>
          <table:table-cell table:style-name="ce8" table:formula="of:=[.E9]/[.D9]" office:value-type="string" office:string-value="#DIV/0!" calcext:value-type="error">
            <text:p>#DIV/0!</text:p>
          </table:table-cell>
          <table:table-cell table:style-name="ce8" table:formula="of:=[.I9]/[.H9]" office:value-type="string" office:string-value="#DIV/0!" calcext:value-type="error">
            <text:p>#DIV/0!</text:p>
          </table:table-cell>
          <table:table-cell table:style-name="ce8" table:formula="of:=[.G9]/[.F9]" office:value-type="string" office:string-value="#DIV/0!" calcext:value-type="error">
            <text:p>#DIV/0!</text:p>
          </table:table-cell>
          <table:table-cell table:style-name="ce8" table:formula="of:=[.K9]/[.J9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7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Average</text:p>
          </table:table-cell>
          <table:table-cell table:style-name="ce8" table:formula="of:=AVERAGE([.B43:.B48])" office:value-type="string" office:string-value="#DIV/0!" calcext:value-type="error">
            <text:p>#DIV/0!</text:p>
          </table:table-cell>
          <table:table-cell table:style-name="ce8" table:formula="of:=AVERAGE([.C43:.C48])" office:value-type="string" office:string-value="#DIV/0!" calcext:value-type="error">
            <text:p>#DIV/0!</text:p>
          </table:table-cell>
          <table:table-cell table:style-name="ce8" table:formula="of:=AVERAGE([.D43:.D48])" office:value-type="string" office:string-value="#DIV/0!" calcext:value-type="error">
            <text:p>#DIV/0!</text:p>
          </table:table-cell>
          <table:table-cell table:style-name="ce8" table:formula="of:=AVERAGE([.E43:.E48])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([.C50]-[.B50])/[.B50]" office:value-type="string" office:string-value="#DIV/0!" calcext:value-type="error">
            <text:p>#DIV/0!</text:p>
          </table:table-cell>
          <table:table-cell/>
          <table:table-cell table:formula="of:=([.E50]-[.D50])/[.D50]" office:value-type="string" office:string-value="#DIV/0!" calcext:value-type="error">
            <text:p>#DIV/0!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Foglio1.M84" table:end-x="2.236cm" table:end-y="0.16cm" draw:z-index="2" draw:style-name="gr1" draw:text-style-name="P1" svg:width="16.038cm" svg:height="9.222cm" svg:x="2.065cm" svg:y="-0.059cm">
              <draw:object draw:notify-on-update-of-ranges="Foglio1.A43:Foglio1.A50 Foglio1.D42:Foglio1.D42 Foglio1.D43:Foglio1.D50 Foglio1.E42:Foglio1.E42 Foglio1.E43:Foglio1.E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oglio1.A4:Foglio1.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00:00:01.1334902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zio Palesi</meta:initial-creator>
    <meta:creation-date>2013-11-20T10:39:33</meta:creation-date>
    <dc:date>2014-04-08T13:16:56.142858000</dc:date>
    <meta:editing-duration>P1DT49M39S</meta:editing-duration>
    <meta:editing-cycles>7</meta:editing-cycles>
    <meta:generator>LibreOffice/4.1.3.2$MacOSX_x86 LibreOffice_project/70feb7d99726f064edab4605a8ab840c50ec57a</meta:generator>
    <meta:document-statistic meta:table-count="3" meta:cell-count="1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/>
    </style:style>
    <style:style style:name="ch7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legend chart:legend-position="top" svg:x="6.951cm" svg:y="0.68cm" style:legend-expansion="wide" chart:style-name="ch2"/>
        <chart:plot-area chart:style-name="ch3" table:cell-range-address="Foglio1.A20:Foglio1.C28" chart:data-source-has-labels="both" svg:x="0.769cm" svg:y="1.638cm" svg:width="14.578cm" svg:height="6.777cm">
          <chartooo:coordinate-region svg:x="1.516cm" svg:y="1.838cm" svg:width="13.831cm" svg:height="5.93cm"/>
          <chart:axis chart:dimension="x" chart:name="primary-x" chart:style-name="ch4" chartooo:axis-type="auto">
            <chartooo:date-scale/>
            <chart:categories table:cell-range-address="Foglio1.A21:Foglio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1:Foglio1.B28" chart:label-cell-address="Foglio1.B20:Foglio1.B20" chart:class="chart:bar">
            <chart:data-point chart:repeated="8"/>
          </chart:series>
          <chart:series chart:style-name="ch8" chart:values-cell-range-address="Foglio1.C21:Foglio1.C28" chart:label-cell-address="Foglio1.C20:Foglio1.C2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</text:p>
                <draw:g>
                  <svg:desc>Foglio1.B20:Foglio1.B20</svg:desc>
                </draw:g>
              </table:table-cell>
              <table:table-cell office:value-type="string">
                <text:p>GA</text:p>
                <draw:g>
                  <svg:desc>Foglio1.C20:Foglio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21:Foglio1.A28</svg:desc>
                </draw:g>
              </table:table-cell>
              <table:table-cell office:value-type="float" office:value="0.511616161616162">
                <text:p>0.511616161616162</text:p>
                <draw:g>
                  <svg:desc>Foglio1.B21:Foglio1.B28</svg:desc>
                </draw:g>
              </table:table-cell>
              <table:table-cell office:value-type="float" office:value="0.417676767676768">
                <text:p>0.417676767676768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852693602693603">
                <text:p>0.0852693602693603</text:p>
              </table:table-cell>
              <table:table-cell office:value-type="float" office:value="0.0696127946127946">
                <text:p>0.0696127946127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8cm" svg:height="9.018cm" xlink:href=".." xlink:type="simple" chart:class="chart:bar" chart:style-name="ch1">
        <chart:title svg:x="7.251cm" svg:y="0.315cm" chart:style-name="ch2">
          <text:p>Power</text:p>
        </chart:title>
        <chart:legend chart:legend-position="top" svg:x="6.72cm" svg:y="1.472cm" style:legend-expansion="wide" chart:style-name="ch3"/>
        <chart:plot-area chart:style-name="ch4" table:cell-range-address="Foglio1.A42:Foglio1.C50" chart:data-source-has-labels="both" svg:x="0.769cm" svg:y="2.431cm" svg:width="14.571cm" svg:height="5.987cm">
          <chartooo:coordinate-region svg:x="1.516cm" svg:y="2.631cm" svg:width="13.824cm" svg:height="5.14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43:Foglio1.B50" chart:label-cell-address="Foglio1.B42:Foglio1.B42" chart:class="chart:bar">
            <chart:data-point chart:repeated="8"/>
          </chart:series>
          <chart:series chart:style-name="ch9" chart:values-cell-range-address="Foglio1.C43:Foglio1.C50" chart:label-cell-address="Foglio1.C42:Foglio1.C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P</text:p>
                <draw:g>
                  <svg:desc>Foglio1.B42:Foglio1.B42</svg:desc>
                </draw:g>
              </table:table-cell>
              <table:table-cell office:value-type="string">
                <text:p>VCP</text:p>
                <draw:g>
                  <svg:desc>Foglio1.C42:Foglio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3.09614647973646">
                <text:p>3.09614647973646</text:p>
                <draw:g>
                  <svg:desc>Foglio1.B43:Foglio1.B50</svg:desc>
                </draw:g>
              </table:table-cell>
              <table:table-cell office:value-type="float" office:value="2.85223971869745">
                <text:p>2.85223971869745</text:p>
                <draw:g>
                  <svg:desc>Foglio1.C43:Foglio1.C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graphic-properties draw:stroke="dash" draw:stroke-dash="Ultrafine_20_Dashed"/>
    </style:style>
    <style:style style:name="ch8" style:family="chart" style:data-style-name="N105">
      <style:graphic-properties draw:fill-color="#ffffff" dr3d:edge-rounding="5%"/>
      <style:text-properties fo:font-size="10pt" style:font-size-asian="10pt" style:font-size-complex="10pt"/>
    </style:style>
    <style:style style:name="ch9" style:family="chart" style:data-style-name="N105">
      <style:graphic-properties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bar" chart:style-name="ch1">
        <chart:title svg:x="6.341cm" svg:y="0.315cm" chart:style-name="ch2">
          <text:p>Execution Time</text:p>
        </chart:title>
        <chart:legend chart:legend-position="top" svg:x="6.723cm" svg:y="1.473cm" style:legend-expansion="wide" chart:style-name="ch3"/>
        <chart:plot-area chart:style-name="ch4" table:cell-range-address="Foglio1.A43:Foglio1.A50 Foglio1.D42:Foglio1.E50" chart:data-source-has-labels="both" svg:x="0.769cm" svg:y="2.431cm" svg:width="14.578cm" svg:height="5.984cm">
          <chartooo:coordinate-region svg:x="1.516cm" svg:y="2.63cm" svg:width="13.831cm" svg:height="5.138cm"/>
          <chart:axis chart:dimension="x" chart:name="primary-x" chart:style-name="ch5" chartooo:axis-type="auto">
            <chartooo:date-scale/>
            <chart:categories table:cell-range-address="Foglio1.A43:Foglio1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D43:Foglio1.D50" chart:label-cell-address="Foglio1.D42:Foglio1.D42" chart:class="chart:bar">
            <chart:data-point chart:repeated="8"/>
          </chart:series>
          <chart:series chart:style-name="ch9" chart:values-cell-range-address="Foglio1.E43:Foglio1.E50" chart:label-cell-address="Foglio1.E42:Foglio1.E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P</text:p>
                <draw:g>
                  <svg:desc>Foglio1.D42:Foglio1.D42</svg:desc>
                </draw:g>
              </table:table-cell>
              <table:table-cell office:value-type="string">
                <text:p>VCP</text:p>
                <draw:g>
                  <svg:desc>Foglio1.E42:Foglio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oca_test</text:p>
                <draw:g>
                  <svg:desc>Foglio1.A43:Foglio1.A50</svg:desc>
                </draw:g>
              </table:table-cell>
              <table:table-cell office:value-type="float" office:value="3.6875">
                <text:p>3.6875</text:p>
                <draw:g>
                  <svg:desc>Foglio1.D43:Foglio1.D50</svg:desc>
                </draw:g>
              </table:table-cell>
              <table:table-cell office:value-type="float" office:value="4.14893617021277">
                <text:p>4.14893617021277</text:p>
                <draw:g>
                  <svg:desc>Foglio1.E43:Foglio1.E50</svg:desc>
                </draw:g>
              </table:table-cell>
            </table:table-row>
            <table:table-row>
              <table:table-cell office:value-type="string">
                <text:p>bm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_i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